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</style:style>
    <style:style style:name="ce3" style:family="table-cell" style:parent-style-name="_52_0_37__32_-_32__201_nfasis5" style:data-style-name="N0">
      <style:table-cell-properties style:vertical-align="middle" fo:background-color="#B7DEE8" style:repeat-content="false"/>
      <style:paragraph-properties fo:text-align="center"/>
    </style:style>
    <style:style style:name="ce4" style:family="table-cell" style:parent-style-name="_54_0_37__32_-_32__201_nfasis2" style:data-style-name="N0">
      <style:table-cell-properties style:vertical-align="middle" fo:background-color="#DA9694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C4D79B"/>
    </style:style>
    <style:style style:name="ce6" style:family="table-cell" style:parent-style-name="_54_0_37__32_-_32__201_nfasis6" style:data-style-name="N0">
      <style:table-cell-properties style:vertical-align="middle" fo:background-color="#FABF8F" style:repeat-content="false"/>
      <style:paragraph-properties fo:text-align="center"/>
      <style:text-properties fo:color="#FFFFFF"/>
    </style:style>
    <style:style style:name="ce7" style:family="table-cell" style:parent-style-name="_52_0_37__32_-_32__201_nfasis3" style:data-style-name="N0">
      <style:table-cell-properties fo:background-color="#D8E4BC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_54_0_37__32_-_32__201_nfasis2" style:data-style-name="N0">
      <style:table-cell-properties style:vertical-align="middle" fo:background-color="#DA9694" style:repeat-content="false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1637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"/>
          <table:table-cell table:style-name="ce1">
            <draw:frame draw:z-index="1" draw:id="id0" draw:style-name="a0" draw:name="1 Gráfico" svg:x="0.57292in" svg:y="0.18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2">
            <text:p>peso</text:p>
          </table:table-cell>
          <table:table-cell office:value-type="string" table:style-name="ce2">
            <text:p>altura</text:p>
          </table:table-cell>
          <table:table-cell table:style-name="ce1"/>
          <table:table-cell table:style-name="ce1">
            <office:annotation draw:style-name="a1" svg:x="5.13541666666667in" svg:y="0.510416666666667in" svg:width="1.5in" svg:height="0.822916666666667in">
              <dc:creator>Alumno10</dc:creator>
              <text:p><text:span text:style-name="T1">Alumno10:</text:span><text:span text:style-name="T2"/></text:p>
              <text:p/>
            </office:annotation>
          </table:table-cell>
          <table:table-cell office:value-type="string" table:number-columns-spanned="3" table:number-rows-spanned="3" table:style-name="ce8">
            <text:p>VARIABLE X (altura)</text:p>
          </table:table-cell>
          <table:covered-table-cell table:number-columns-repeated="2"/>
          <table:table-cell office:value-type="string" table:style-name="ce3">
            <text:p>MEDIA</text:p>
          </table:table-cell>
          <table:table-cell office:value-type="float" office:value="1.7636363636363634" table:formula="msoxl:=SUM(D5:D15)/11" table:style-name="ce4">
            <text:p>1,763636364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73.7" table:style-name="ce5">
            <text:p>73,7</text:p>
          </table:table-cell>
          <table:table-cell office:value-type="float" office:value="1.78" table:style-name="ce5">
            <text:p>1,78</text:p>
          </table:table-cell>
          <table:table-cell table:number-columns-repeated="2" table:style-name="ce1"/>
          <table:covered-table-cell/>
          <table:covered-table-cell table:number-columns-repeated="2"/>
          <table:table-cell office:value-type="string" table:style-name="ce3">
            <text:p>D. TÍPICA</text:p>
          </table:table-cell>
          <table:table-cell office:value-type="float" office:value="8.6979621437751384E-2" table:formula="msoxl:=STDEV(D5:D15)" table:style-name="ce4">
            <text:p>0,086979621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69.8" table:style-name="ce5">
            <text:p>69,8</text:p>
          </table:table-cell>
          <table:table-cell office:value-type="float" office:value="1.72" table:style-name="ce5">
            <text:p>1,72</text:p>
          </table:table-cell>
          <table:table-cell table:number-columns-repeated="2" table:style-name="ce1"/>
          <table:covered-table-cell/>
          <table:covered-table-cell table:number-columns-repeated="2"/>
          <table:table-cell office:value-type="string" table:style-name="ce3">
            <text:p>VARIANZA</text:p>
          </table:table-cell>
          <table:table-cell office:value-type="float" office:value="7.5654545454545393E-3" table:formula="msoxl:=_xlfn.VAR.S(D5:D15)" table:style-name="ce4">
            <text:p>0,007565455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71.2" table:style-name="ce5">
            <text:p>71,2</text:p>
          </table:table-cell>
          <table:table-cell office:value-type="float" office:value="1.79" table:style-name="ce5">
            <text:p>1,79</text:p>
          </table:table-cell>
          <table:table-cell table:number-columns-repeated="2" table:style-name="ce1"/>
          <table:table-cell office:value-type="string" table:number-columns-spanned="3" table:number-rows-spanned="3" table:style-name="ce8">
            <text:p>VARIABLE Y (peso)</text:p>
          </table:table-cell>
          <table:covered-table-cell table:number-columns-repeated="2"/>
          <table:table-cell office:value-type="string" table:style-name="ce6">
            <text:p>MEDIA</text:p>
          </table:table-cell>
          <table:table-cell office:value-type="float" office:value="71.009090909090901" table:formula="msoxl:=SUM(C5:C15)/11" table:style-name="ce4">
            <text:p>71,00909091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67.2" table:style-name="ce5">
            <text:p>67,2</text:p>
          </table:table-cell>
          <table:table-cell office:value-type="float" office:value="1.68" table:style-name="ce5">
            <text:p>1,68</text:p>
          </table:table-cell>
          <table:table-cell table:number-columns-repeated="2" table:style-name="ce1"/>
          <table:covered-table-cell/>
          <table:covered-table-cell table:number-columns-repeated="2"/>
          <table:table-cell office:value-type="string" table:style-name="ce6">
            <text:p>D. TÍPICA</text:p>
          </table:table-cell>
          <table:table-cell office:value-type="float" office:value="7.4879175403385796" table:formula="msoxl:=STDEV(C5:C15)" table:style-name="ce4">
            <text:p>7,48791754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81.400000000000006" table:style-name="ce5">
            <text:p>81,4</text:p>
          </table:table-cell>
          <table:table-cell office:value-type="float" office:value="1.89" table:style-name="ce5">
            <text:p>1,89</text:p>
          </table:table-cell>
          <table:table-cell table:number-columns-repeated="2" table:style-name="ce1"/>
          <table:covered-table-cell/>
          <table:covered-table-cell table:number-columns-repeated="2"/>
          <table:table-cell office:value-type="string" table:style-name="ce6">
            <text:p>VARIANA</text:p>
          </table:table-cell>
          <table:table-cell office:value-type="float" office:value="56.068909090910168" table:formula="msoxl:=_xlfn.VAR.S(C5:C15)" table:style-name="ce4">
            <text:p>56,06890909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72.900000000000006" table:style-name="ce5">
            <text:p>72,9</text:p>
          </table:table-cell>
          <table:table-cell office:value-type="float" office:value="1.75" table:style-name="ce5">
            <text:p>1,75</text:p>
          </table:table-cell>
          <table:table-cell table:number-columns-repeated="2" table:style-name="ce1"/>
          <table:table-cell office:value-type="string" table:number-columns-spanned="3" table:number-rows-spanned="2" table:style-name="ce8">
            <text:p>COVARIANZA</text:p>
          </table:table-cell>
          <table:covered-table-cell table:number-columns-repeated="2"/>
          <table:table-cell office:value-type="float" office:value="0.54442148760330555" table:formula="msoxl:=_xlfn.COVARIANCE.P(C5:C15,D5:D15)" table:number-columns-spanned="2" table:number-rows-spanned="2" table:style-name="ce9">
            <text:p>0,544421488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2"/>
          <table:table-cell office:value-type="float" office:value="58.9" table:style-name="ce5">
            <text:p>58,9</text:p>
          </table:table-cell>
          <table:table-cell office:value-type="float" office:value="1.6" table:style-name="ce5">
            <text:p>1,6</text:p>
          </table:table-cell>
          <table:table-cell table:number-columns-repeated="2" table:style-name="ce1"/>
          <table:covered-table-cell/>
          <table:covered-table-cell table:number-columns-repeated="2"/>
          <table:covered-table-cell/>
          <table:covered-table-cell/>
          <table:table-cell table:number-columns-repeated="16373"/>
        </table:table-row>
        <table:table-row table:style-name="ro1">
          <table:table-cell table:number-columns-repeated="2"/>
          <table:table-cell office:value-type="float" office:value="67.099999999999994" table:style-name="ce5">
            <text:p>67,1</text:p>
          </table:table-cell>
          <table:table-cell office:value-type="float" office:value="1.77" table:style-name="ce5">
            <text:p>1,77</text:p>
          </table:table-cell>
          <table:table-cell table:number-columns-repeated="2" table:style-name="ce1"/>
          <table:table-cell office:value-type="string" table:number-columns-spanned="3" table:number-rows-spanned="2" table:style-name="ce8">
            <text:p>COEF. DE CORRELACIÓN<text:s/></text:p>
          </table:table-cell>
          <table:covered-table-cell table:number-columns-repeated="2"/>
          <table:table-cell office:value-type="float" office:value="1.2834475500925178" table:formula="msoxl:=J10/(K9*K6)" table:number-columns-spanned="2" table:number-rows-spanned="2" table:style-name="ce9">
            <text:p>1,28344755</text:p>
          </table:table-cell>
          <table:covered-table-cell/>
          <table:table-cell table:number-columns-repeated="16373"/>
        </table:table-row>
        <table:table-row table:style-name="ro1">
          <table:table-cell table:number-columns-repeated="2"/>
          <table:table-cell office:value-type="float" office:value="68.2" table:style-name="ce5">
            <text:p>68,2</text:p>
          </table:table-cell>
          <table:table-cell office:value-type="float" office:value="1.78" table:style-name="ce5">
            <text:p>1,78</text:p>
          </table:table-cell>
          <table:table-cell table:number-columns-repeated="2" table:style-name="ce1"/>
          <table:covered-table-cell/>
          <table:covered-table-cell table:number-columns-repeated="2"/>
          <table:covered-table-cell/>
          <table:covered-table-cell/>
          <table:table-cell table:number-columns-repeated="16373"/>
        </table:table-row>
        <table:table-row table:style-name="ro1">
          <table:table-cell table:number-columns-repeated="2"/>
          <table:table-cell office:value-type="float" office:value="64.900000000000006" table:style-name="ce5">
            <text:p>64,9</text:p>
          </table:table-cell>
          <table:table-cell office:value-type="float" office:value="1.73" table:style-name="ce5">
            <text:p>1,73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85.8" table:style-name="ce5">
            <text:p>85,8</text:p>
          </table:table-cell>
          <table:table-cell office:value-type="float" office:value="1.91" table:style-name="ce5">
            <text:p>1,91</text:p>
          </table:table-cell>
          <table:table-cell table:number-columns-repeated="2" table:style-name="ce1"/>
          <table:table-cell office:value-type="string" table:number-columns-spanned="2" table:number-rows-spanned="1" table:style-name="ce10">
            <text:p>RECTA DE REGRESIÓN</text:p>
          </table:table-cell>
          <table:covered-table-cell/>
          <table:table-cell table:number-columns-repeated="16376" table:style-name="ce1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1">
            <text:p>PENDIENTE</text:p>
          </table:table-cell>
          <table:table-cell office:value-type="float" office:value="1.3896318785578742E-2" table:formula="msoxl:=K6/J10" table:style-name="ce7">
            <text:p>0,013896319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string" table:style-name="ce1">
            <text:p>ORDENADA</text:p>
          </table:table-cell>
          <table:table-cell office:value-type="float" office:value="0.77687139968949492" table:formula="msoxl:=K4-(H16*K7)" table:style-name="ce7">
            <text:p>0,7768714</text:p>
          </table:table-cell>
          <table:table-cell table:number-columns-repeated="16376"/>
        </table:table-row>
        <table:table-row table:number-rows-repeated="1048559" table:style-name="ro1">
          <table:table-cell table:number-columns-repeated="16384"/>
        </table:table-row>
      </table:table>
      <table:table table:name="Hoja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_52_0_37__32_-_32__201_nfasis3" style:display-name="40% - Énfasis3" style:family="table-cell" style:data-style-name="N0">
      <style:table-cell-properties fo:background-color="#D8E4BC"/>
    </style:style>
    <style:style style:name="_52_0_37__32_-_32__201_nfasis5" style:display-name="40% - Énfasis5" style:family="table-cell" style:data-style-name="N0">
      <style:table-cell-properties fo:background-color="#B7DEE8"/>
    </style:style>
    <style:style style:name="_54_0_37__32_-_32__201_nfasis2" style:display-name="60% - Énfasis2" style:family="table-cell" style:data-style-name="N0">
      <style:table-cell-properties fo:background-color="#DA9694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FABF8F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umno10</meta:initial-creator>
    <dc:creator>Alumno10</dc:creator>
    <meta:creation-date>2019-04-26T08:11:18Z</meta:creation-date>
    <dc:date>2019-04-30T10:59:4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automatic" chart:connect-bars="false" chart:solid-type="cuboid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automatic" chart:connect-bars="false" chart:solid-type="cuboid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Hoja1.$D$5:.$D$15" chart:class="chart:scatter" chart:attached-axis="primary-y" chart:style-name="G0S0">
            <chart:domain table:cell-range-address="Hoja1.$C$5:.$C$15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